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1.8472in"/>
    </style:style>
    <style:style style:name="co8" style:family="table-column">
      <style:table-column-properties fo:break-before="auto" style:column-width="1.6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gion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dice_regione</text:p>
          </table:table-cell>
          <table:table-cell office:value-type="string" calcext:value-type="string">
            <text:p>denominazione_regione</text:p>
          </table:table-cell>
          <table:table-cell office:value-type="string" calcext:value-type="string">
            <text:p>populatio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emonte</text:p>
          </table:table-cell>
          <table:table-cell office:value-type="float" office:value="4346954" calcext:value-type="float">
            <text:p>434695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lle d'Aosta</text:p>
          </table:table-cell>
          <table:table-cell office:value-type="float" office:value="125300" calcext:value-type="float">
            <text:p>12530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mbardia</text:p>
          </table:table-cell>
          <table:table-cell office:value-type="float" office:value="10088484" calcext:value-type="float">
            <text:p>1008848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neto</text:p>
          </table:table-cell>
          <table:table-cell office:value-type="float" office:value="4909013" calcext:value-type="float">
            <text:p>490901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iuli Venezia Giulia</text:p>
          </table:table-cell>
          <table:table-cell office:value-type="float" office:value="1211084" calcext:value-type="float">
            <text:p>1211084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guria</text:p>
          </table:table-cell>
          <table:table-cell office:value-type="float" office:value="1544715" calcext:value-type="float">
            <text:p>154471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milia-Romagna</text:p>
          </table:table-cell>
          <table:table-cell office:value-type="float" office:value="4469568" calcext:value-type="float">
            <text:p>446956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scana</text:p>
          </table:table-cell>
          <table:table-cell office:value-type="float" office:value="3727021" calcext:value-type="float">
            <text:p>372702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mbria</text:p>
          </table:table-cell>
          <table:table-cell office:value-type="float" office:value="878540" calcext:value-type="float">
            <text:p>87854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che</text:p>
          </table:table-cell>
          <table:table-cell office:value-type="float" office:value="1518796" calcext:value-type="float">
            <text:p>151879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zio</text:p>
          </table:table-cell>
          <table:table-cell office:value-type="float" office:value="5863785" calcext:value-type="float">
            <text:p>586378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ruzzo</text:p>
          </table:table-cell>
          <table:table-cell office:value-type="float" office:value="1304970" calcext:value-type="float">
            <text:p>130497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lise</text:p>
          </table:table-cell>
          <table:table-cell office:value-type="float" office:value="302714" calcext:value-type="float">
            <text:p>30271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mpania</text:p>
          </table:table-cell>
          <table:table-cell office:value-type="float" office:value="5772625" calcext:value-type="float">
            <text:p>577262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uglia</text:p>
          </table:table-cell>
          <table:table-cell office:value-type="float" office:value="4008770" calcext:value-type="float">
            <text:p>4008770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silicata</text:p>
          </table:table-cell>
          <table:table-cell office:value-type="float" office:value="558033" calcext:value-type="float">
            <text:p>558033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labria</text:p>
          </table:table-cell>
          <table:table-cell office:value-type="float" office:value="1934310" calcext:value-type="float">
            <text:p>1934310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icilia</text:p>
          </table:table-cell>
          <table:table-cell office:value-type="float" office:value="4966798" calcext:value-type="float">
            <text:p>4966798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rdegna</text:p>
          </table:table-cell>
          <table:table-cell office:value-type="float" office:value="1631346" calcext:value-type="float">
            <text:p>1631346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.A. Bolzano</text:p>
          </table:table-cell>
          <table:table-cell office:value-type="float" office:value="533373" calcext:value-type="float">
            <text:p>533373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.A. Trento</text:p>
          </table:table-cell>
          <table:table-cell office:value-type="float" office:value="542323" calcext:value-type="float">
            <text:p>542323</text:p>
          </table:table-cell>
          <table:table-cell table:number-columns-repeated="9"/>
        </table:table-row>
      </table:table>
      <table:table table:name="Provincia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dice_provincia</text:p>
          </table:table-cell>
          <table:table-cell office:value-type="string" calcext:value-type="string">
            <text:p>denominazione_provincia</text:p>
          </table:table-cell>
          <table:table-cell office:value-type="string" calcext:value-type="string">
            <text:p>sigla_provincia</text:p>
          </table:table-cell>
          <table:table-cell office:value-type="string" calcext:value-type="string">
            <text:p>populatio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TO</text:p>
          </table:table-cell>
          <table:table-cell office:value-type="float" office:value="2256127" calcext:value-type="float">
            <text:p>225612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celli</text:p>
          </table:table-cell>
          <table:table-cell office:value-type="string" calcext:value-type="string">
            <text:p>VC</text:p>
          </table:table-cell>
          <table:table-cell office:value-type="float" office:value="169978" calcext:value-type="float">
            <text:p>16997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vara</text:p>
          </table:table-cell>
          <table:table-cell office:value-type="string" calcext:value-type="string">
            <text:p>NO</text:p>
          </table:table-cell>
          <table:table-cell office:value-type="float" office:value="368519" calcext:value-type="float">
            <text:p>36851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CN</text:p>
          </table:table-cell>
          <table:table-cell office:value-type="float" office:value="586858" calcext:value-type="float">
            <text:p>58685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ti</text:p>
          </table:table-cell>
          <table:table-cell office:value-type="string" calcext:value-type="string">
            <text:p>AT</text:p>
          </table:table-cell>
          <table:table-cell office:value-type="float" office:value="214065" calcext:value-type="float">
            <text:p>21406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essandria</text:p>
          </table:table-cell>
          <table:table-cell office:value-type="string" calcext:value-type="string">
            <text:p>AL</text:p>
          </table:table-cell>
          <table:table-cell office:value-type="float" office:value="419330" calcext:value-type="float">
            <text:p>41933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osta</text:p>
          </table:table-cell>
          <table:table-cell office:value-type="string" calcext:value-type="string">
            <text:p>AO</text:p>
          </table:table-cell>
          <table:table-cell office:value-type="float" office:value="125300" calcext:value-type="float">
            <text:p>1253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peria</text:p>
          </table:table-cell>
          <table:table-cell office:value-type="string" calcext:value-type="string">
            <text:p>IM</text:p>
          </table:table-cell>
          <table:table-cell office:value-type="float" office:value="213660" calcext:value-type="float">
            <text:p>21366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vona</text:p>
          </table:table-cell>
          <table:table-cell office:value-type="string" calcext:value-type="string">
            <text:p>SV</text:p>
          </table:table-cell>
          <table:table-cell office:value-type="float" office:value="274670" calcext:value-type="float">
            <text:p>27467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GE</text:p>
          </table:table-cell>
          <table:table-cell office:value-type="float" office:value="837054" calcext:value-type="float">
            <text:p>83705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 Spezia</text:p>
          </table:table-cell>
          <table:table-cell office:value-type="string" calcext:value-type="string">
            <text:p>SP</text:p>
          </table:table-cell>
          <table:table-cell office:value-type="float" office:value="219331" calcext:value-type="float">
            <text:p>21933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arese</text:p>
          </table:table-cell>
          <table:table-cell office:value-type="string" calcext:value-type="string">
            <text:p>VA</text:p>
          </table:table-cell>
          <table:table-cell office:value-type="float" office:value="891635" calcext:value-type="float">
            <text:p>89163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CO</text:p>
          </table:table-cell>
          <table:table-cell office:value-type="float" office:value="602400" calcext:value-type="float">
            <text:p>6024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ndrio</text:p>
          </table:table-cell>
          <table:table-cell office:value-type="string" calcext:value-type="string">
            <text:p>SO</text:p>
          </table:table-cell>
          <table:table-cell office:value-type="float" office:value="180997" calcext:value-type="float">
            <text:p>18099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float" office:value="3267053" calcext:value-type="float">
            <text:p>326705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BG</text:p>
          </table:table-cell>
          <table:table-cell office:value-type="float" office:value="1116248" calcext:value-type="float">
            <text:p>111624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BS</text:p>
          </table:table-cell>
          <table:table-cell office:value-type="float" office:value="1267940" calcext:value-type="float">
            <text:p>126794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via</text:p>
          </table:table-cell>
          <table:table-cell office:value-type="string" calcext:value-type="string">
            <text:p>PV</text:p>
          </table:table-cell>
          <table:table-cell office:value-type="float" office:value="545168" calcext:value-type="float">
            <text:p>54516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emona</text:p>
          </table:table-cell>
          <table:table-cell office:value-type="string" calcext:value-type="string">
            <text:p>CR</text:p>
          </table:table-cell>
          <table:table-cell office:value-type="float" office:value="359176" calcext:value-type="float">
            <text:p>35917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ntova</text:p>
          </table:table-cell>
          <table:table-cell office:value-type="string" calcext:value-type="string">
            <text:p>MN</text:p>
          </table:table-cell>
          <table:table-cell office:value-type="float" office:value="412344" calcext:value-type="float">
            <text:p>41234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lzano</text:p>
          </table:table-cell>
          <table:table-cell office:value-type="string" calcext:value-type="string">
            <text:p>BZ</text:p>
          </table:table-cell>
          <table:table-cell office:value-type="float" office:value="533373" calcext:value-type="float">
            <text:p>53337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TN</text:p>
          </table:table-cell>
          <table:table-cell office:value-type="float" office:value="542323" calcext:value-type="float">
            <text:p>5423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VR</text:p>
          </table:table-cell>
          <table:table-cell office:value-type="float" office:value="929137" calcext:value-type="float">
            <text:p>92913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VI</text:p>
          </table:table-cell>
          <table:table-cell office:value-type="float" office:value="862782" calcext:value-type="float">
            <text:p>86278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luno</text:p>
          </table:table-cell>
          <table:table-cell office:value-type="string" calcext:value-type="string">
            <text:p>BL</text:p>
          </table:table-cell>
          <table:table-cell office:value-type="float" office:value="202445" calcext:value-type="float">
            <text:p>20244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eviso</text:p>
          </table:table-cell>
          <table:table-cell office:value-type="string" calcext:value-type="string">
            <text:p>TV</text:p>
          </table:table-cell>
          <table:table-cell office:value-type="float" office:value="889036" calcext:value-type="float">
            <text:p>88903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VE</text:p>
          </table:table-cell>
          <table:table-cell office:value-type="float" office:value="852272" calcext:value-type="float">
            <text:p>85227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dova</text:p>
          </table:table-cell>
          <table:table-cell office:value-type="string" calcext:value-type="string">
            <text:p>PD</text:p>
          </table:table-cell>
          <table:table-cell office:value-type="float" office:value="939972" calcext:value-type="float">
            <text:p>93997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vigo</text:p>
          </table:table-cell>
          <table:table-cell office:value-type="string" calcext:value-type="string">
            <text:p>RO</text:p>
          </table:table-cell>
          <table:table-cell office:value-type="float" office:value="233369" calcext:value-type="float">
            <text:p>23336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dine</text:p>
          </table:table-cell>
          <table:table-cell office:value-type="string" calcext:value-type="string">
            <text:p>UD</text:p>
          </table:table-cell>
          <table:table-cell office:value-type="float" office:value="526128" calcext:value-type="float">
            <text:p>52612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orizia</text:p>
          </table:table-cell>
          <table:table-cell office:value-type="string" calcext:value-type="string">
            <text:p>GO</text:p>
          </table:table-cell>
          <table:table-cell office:value-type="float" office:value="139280" calcext:value-type="float">
            <text:p>13928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rieste</text:p>
          </table:table-cell>
          <table:table-cell office:value-type="string" calcext:value-type="string">
            <text:p>TS</text:p>
          </table:table-cell>
          <table:table-cell office:value-type="float" office:value="233176" calcext:value-type="float">
            <text:p>233176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PC</text:p>
          </table:table-cell>
          <table:table-cell office:value-type="float" office:value="287860" calcext:value-type="float">
            <text:p>28786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PR</text:p>
          </table:table-cell>
          <table:table-cell office:value-type="float" office:value="453370" calcext:value-type="float">
            <text:p>45337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eggio nell'Emilia</text:p>
          </table:table-cell>
          <table:table-cell office:value-type="string" calcext:value-type="string">
            <text:p>RE</text:p>
          </table:table-cell>
          <table:table-cell office:value-type="float" office:value="532305" calcext:value-type="float">
            <text:p>53230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MO</text:p>
          </table:table-cell>
          <table:table-cell office:value-type="float" office:value="707922" calcext:value-type="float">
            <text:p>70792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BO</text:p>
          </table:table-cell>
          <table:table-cell office:value-type="float" office:value="1018432" calcext:value-type="float">
            <text:p>1018432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FE</text:p>
          </table:table-cell>
          <table:table-cell office:value-type="float" office:value="345238" calcext:value-type="float">
            <text:p>3452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avenna</text:p>
          </table:table-cell>
          <table:table-cell office:value-type="string" calcext:value-type="string">
            <text:p>RA</text:p>
          </table:table-cell>
          <table:table-cell office:value-type="float" office:value="389536" calcext:value-type="float">
            <text:p>38953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orlì-Cesena</text:p>
          </table:table-cell>
          <table:table-cell office:value-type="string" calcext:value-type="string">
            <text:p>FC</text:p>
          </table:table-cell>
          <table:table-cell office:value-type="float" office:value="394710" calcext:value-type="float">
            <text:p>39471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esaro e Urbino</text:p>
          </table:table-cell>
          <table:table-cell office:value-type="string" calcext:value-type="string">
            <text:p>PU</text:p>
          </table:table-cell>
          <table:table-cell office:value-type="float" office:value="357666" calcext:value-type="float">
            <text:p>35766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ncona</text:p>
          </table:table-cell>
          <table:table-cell office:value-type="string" calcext:value-type="string">
            <text:p>AN</text:p>
          </table:table-cell>
          <table:table-cell office:value-type="float" office:value="470021" calcext:value-type="float">
            <text:p>47002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cerata</text:p>
          </table:table-cell>
          <table:table-cell office:value-type="string" calcext:value-type="string">
            <text:p>MC</text:p>
          </table:table-cell>
          <table:table-cell office:value-type="float" office:value="312235" calcext:value-type="float">
            <text:p>31223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scoli Piceno</text:p>
          </table:table-cell>
          <table:table-cell office:value-type="string" calcext:value-type="string">
            <text:p>AP</text:p>
          </table:table-cell>
          <table:table-cell office:value-type="float" office:value="206104" calcext:value-type="float">
            <text:p>20610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ssa Carrara</text:p>
          </table:table-cell>
          <table:table-cell office:value-type="string" calcext:value-type="string">
            <text:p>MS</text:p>
          </table:table-cell>
          <table:table-cell office:value-type="float" office:value="194273" calcext:value-type="float">
            <text:p>19427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LU</text:p>
          </table:table-cell>
          <table:table-cell office:value-type="float" office:value="387642" calcext:value-type="float">
            <text:p>38764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istoia</text:p>
          </table:table-cell>
          <table:table-cell office:value-type="string" calcext:value-type="string">
            <text:p>PT</text:p>
          </table:table-cell>
          <table:table-cell office:value-type="float" office:value="292798" calcext:value-type="float">
            <text:p>29279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renze</text:p>
          </table:table-cell>
          <table:table-cell office:value-type="string" calcext:value-type="string">
            <text:p>FI</text:p>
          </table:table-cell>
          <table:table-cell office:value-type="float" office:value="1011644" calcext:value-type="float">
            <text:p>1011644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LI</text:p>
          </table:table-cell>
          <table:table-cell office:value-type="float" office:value="334079" calcext:value-type="float">
            <text:p>33407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isa</text:p>
          </table:table-cell>
          <table:table-cell office:value-type="string" calcext:value-type="string">
            <text:p>PI</text:p>
          </table:table-cell>
          <table:table-cell office:value-type="float" office:value="418151" calcext:value-type="float">
            <text:p>4181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rezzo</text:p>
          </table:table-cell>
          <table:table-cell office:value-type="string" calcext:value-type="string">
            <text:p>AR</text:p>
          </table:table-cell>
          <table:table-cell office:value-type="float" office:value="341657" calcext:value-type="float">
            <text:p>34165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SI</text:p>
          </table:table-cell>
          <table:table-cell office:value-type="float" office:value="266961" calcext:value-type="float">
            <text:p>26696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rosseto</text:p>
          </table:table-cell>
          <table:table-cell office:value-type="string" calcext:value-type="string">
            <text:p>GR</text:p>
          </table:table-cell>
          <table:table-cell office:value-type="float" office:value="220635" calcext:value-type="float">
            <text:p>220635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PG</text:p>
          </table:table-cell>
          <table:table-cell office:value-type="float" office:value="654195" calcext:value-type="float">
            <text:p>65419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erni</text:p>
          </table:table-cell>
          <table:table-cell office:value-type="string" calcext:value-type="string">
            <text:p>TR</text:p>
          </table:table-cell>
          <table:table-cell office:value-type="float" office:value="224345" calcext:value-type="float">
            <text:p>22434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iterbo</text:p>
          </table:table-cell>
          <table:table-cell office:value-type="string" calcext:value-type="string">
            <text:p>VT</text:p>
          </table:table-cell>
          <table:table-cell office:value-type="float" office:value="315463" calcext:value-type="float">
            <text:p>315463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ieti</text:p>
          </table:table-cell>
          <table:table-cell office:value-type="string" calcext:value-type="string">
            <text:p>RI</text:p>
          </table:table-cell>
          <table:table-cell office:value-type="float" office:value="154768" calcext:value-type="float">
            <text:p>15476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RM</text:p>
          </table:table-cell>
          <table:table-cell office:value-type="float" office:value="4333250" calcext:value-type="float">
            <text:p>433325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LT</text:p>
          </table:table-cell>
          <table:table-cell office:value-type="float" office:value="574211" calcext:value-type="float">
            <text:p>57421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rosinone</text:p>
          </table:table-cell>
          <table:table-cell office:value-type="string" calcext:value-type="string">
            <text:p>FR</text:p>
          </table:table-cell>
          <table:table-cell office:value-type="float" office:value="486093" calcext:value-type="float">
            <text:p>486093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serta</text:p>
          </table:table-cell>
          <table:table-cell office:value-type="string" calcext:value-type="string">
            <text:p>CE</text:p>
          </table:table-cell>
          <table:table-cell office:value-type="float" office:value="920447" calcext:value-type="float">
            <text:p>920447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enevento</text:p>
          </table:table-cell>
          <table:table-cell office:value-type="string" calcext:value-type="string">
            <text:p>BN</text:p>
          </table:table-cell>
          <table:table-cell office:value-type="float" office:value="274491" calcext:value-type="float">
            <text:p>27449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NA</text:p>
          </table:table-cell>
          <table:table-cell office:value-type="float" office:value="3069267" calcext:value-type="float">
            <text:p>306926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vellino</text:p>
          </table:table-cell>
          <table:table-cell office:value-type="string" calcext:value-type="string">
            <text:p>AV</text:p>
          </table:table-cell>
          <table:table-cell office:value-type="float" office:value="414638" calcext:value-type="float">
            <text:p>414638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lerno</text:p>
          </table:table-cell>
          <table:table-cell office:value-type="string" calcext:value-type="string">
            <text:p>SA</text:p>
          </table:table-cell>
          <table:table-cell office:value-type="float" office:value="1093782" calcext:value-type="float">
            <text:p>1093782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'Aquila</text:p>
          </table:table-cell>
          <table:table-cell office:value-type="string" calcext:value-type="string">
            <text:p>AQ</text:p>
          </table:table-cell>
          <table:table-cell office:value-type="float" office:value="296672" calcext:value-type="float">
            <text:p>296672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eramo</text:p>
          </table:table-cell>
          <table:table-cell office:value-type="string" calcext:value-type="string">
            <text:p>TE</text:p>
          </table:table-cell>
          <table:table-cell office:value-type="float" office:value="306564" calcext:value-type="float">
            <text:p>306564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escara</text:p>
          </table:table-cell>
          <table:table-cell office:value-type="string" calcext:value-type="string">
            <text:p>PE</text:p>
          </table:table-cell>
          <table:table-cell office:value-type="float" office:value="317858" calcext:value-type="float">
            <text:p>31785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ieti</text:p>
          </table:table-cell>
          <table:table-cell office:value-type="string" calcext:value-type="string">
            <text:p>CH</text:p>
          </table:table-cell>
          <table:table-cell office:value-type="float" office:value="383876" calcext:value-type="float">
            <text:p>38387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mpobasso</text:p>
          </table:table-cell>
          <table:table-cell office:value-type="string" calcext:value-type="string">
            <text:p>CB</text:p>
          </table:table-cell>
          <table:table-cell office:value-type="float" office:value="219291" calcext:value-type="float">
            <text:p>21929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oggia</text:p>
          </table:table-cell>
          <table:table-cell office:value-type="string" calcext:value-type="string">
            <text:p>FG</text:p>
          </table:table-cell>
          <table:table-cell office:value-type="float" office:value="617619" calcext:value-type="float">
            <text:p>61761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A</text:p>
          </table:table-cell>
          <table:table-cell office:value-type="float" office:value="1247997" calcext:value-type="float">
            <text:p>124799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ranto</text:p>
          </table:table-cell>
          <table:table-cell office:value-type="string" calcext:value-type="string">
            <text:p>TA</text:p>
          </table:table-cell>
          <table:table-cell office:value-type="float" office:value="573057" calcext:value-type="float">
            <text:p>573057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rindisi</text:p>
          </table:table-cell>
          <table:table-cell office:value-type="string" calcext:value-type="string">
            <text:p>BR</text:p>
          </table:table-cell>
          <table:table-cell office:value-type="float" office:value="390588" calcext:value-type="float">
            <text:p>39058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LE</text:p>
          </table:table-cell>
          <table:table-cell office:value-type="float" office:value="791061" calcext:value-type="float">
            <text:p>79106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otenza</text:p>
          </table:table-cell>
          <table:table-cell office:value-type="string" calcext:value-type="string">
            <text:p>PZ</text:p>
          </table:table-cell>
          <table:table-cell office:value-type="float" office:value="361326" calcext:value-type="float">
            <text:p>36132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tera</text:p>
          </table:table-cell>
          <table:table-cell office:value-type="string" calcext:value-type="string">
            <text:p>MT</text:p>
          </table:table-cell>
          <table:table-cell office:value-type="float" office:value="196707" calcext:value-type="float">
            <text:p>19670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osenza</text:p>
          </table:table-cell>
          <table:table-cell office:value-type="string" calcext:value-type="string">
            <text:p>CS</text:p>
          </table:table-cell>
          <table:table-cell office:value-type="float" office:value="701312" calcext:value-type="float">
            <text:p>70131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tanzaro</text:p>
          </table:table-cell>
          <table:table-cell office:value-type="string" calcext:value-type="string">
            <text:p>CZ</text:p>
          </table:table-cell>
          <table:table-cell office:value-type="float" office:value="355587" calcext:value-type="float">
            <text:p>35558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eggio di Calabria</text:p>
          </table:table-cell>
          <table:table-cell office:value-type="string" calcext:value-type="string">
            <text:p>RC</text:p>
          </table:table-cell>
          <table:table-cell office:value-type="float" office:value="543436" calcext:value-type="float">
            <text:p>543436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rapani</text:p>
          </table:table-cell>
          <table:table-cell office:value-type="string" calcext:value-type="string">
            <text:p>TP</text:p>
          </table:table-cell>
          <table:table-cell office:value-type="float" office:value="428192" calcext:value-type="float">
            <text:p>42819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PA</text:p>
          </table:table-cell>
          <table:table-cell office:value-type="float" office:value="1243500" calcext:value-type="float">
            <text:p>1243500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essina</text:p>
          </table:table-cell>
          <table:table-cell office:value-type="string" calcext:value-type="string">
            <text:p>ME</text:p>
          </table:table-cell>
          <table:table-cell office:value-type="float" office:value="621739" calcext:value-type="float">
            <text:p>621739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grigento</text:p>
          </table:table-cell>
          <table:table-cell office:value-type="string" calcext:value-type="string">
            <text:p>AG</text:p>
          </table:table-cell>
          <table:table-cell office:value-type="float" office:value="430820" calcext:value-type="float">
            <text:p>43082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ltanissetta</text:p>
          </table:table-cell>
          <table:table-cell office:value-type="string" calcext:value-type="string">
            <text:p>CL</text:p>
          </table:table-cell>
          <table:table-cell office:value-type="float" office:value="259082" calcext:value-type="float">
            <text:p>259082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nna</text:p>
          </table:table-cell>
          <table:table-cell office:value-type="string" calcext:value-type="string">
            <text:p>EN</text:p>
          </table:table-cell>
          <table:table-cell office:value-type="float" office:value="162633" calcext:value-type="float">
            <text:p>162633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CT</text:p>
          </table:table-cell>
          <table:table-cell office:value-type="float" office:value="1103251" calcext:value-type="float">
            <text:p>110325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gusa</text:p>
          </table:table-cell>
          <table:table-cell office:value-type="string" calcext:value-type="string">
            <text:p>RG</text:p>
          </table:table-cell>
          <table:table-cell office:value-type="float" office:value="320795" calcext:value-type="float">
            <text:p>320795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iracusa</text:p>
          </table:table-cell>
          <table:table-cell office:value-type="string" calcext:value-type="string">
            <text:p>SR</text:p>
          </table:table-cell>
          <table:table-cell office:value-type="float" office:value="396786" calcext:value-type="float">
            <text:p>39678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ssari</text:p>
          </table:table-cell>
          <table:table-cell office:value-type="string" calcext:value-type="string">
            <text:p>SS</text:p>
          </table:table-cell>
          <table:table-cell office:value-type="float" office:value="489521" calcext:value-type="float">
            <text:p>48952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uoro</text:p>
          </table:table-cell>
          <table:table-cell office:value-type="string" calcext:value-type="string">
            <text:p>NU</text:p>
          </table:table-cell>
          <table:table-cell office:value-type="float" office:value="206862" calcext:value-type="float">
            <text:p>20686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CA</text:p>
          </table:table-cell>
          <table:table-cell office:value-type="float" office:value="430780" calcext:value-type="float">
            <text:p>43078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ordenone</text:p>
          </table:table-cell>
          <table:table-cell office:value-type="string" calcext:value-type="string">
            <text:p>PN</text:p>
          </table:table-cell>
          <table:table-cell office:value-type="float" office:value="312500" calcext:value-type="float">
            <text:p>31250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sernia</text:p>
          </table:table-cell>
          <table:table-cell office:value-type="string" calcext:value-type="string">
            <text:p>IS</text:p>
          </table:table-cell>
          <table:table-cell office:value-type="float" office:value="83423" calcext:value-type="float">
            <text:p>83423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ristano</text:p>
          </table:table-cell>
          <table:table-cell office:value-type="string" calcext:value-type="string">
            <text:p>OR</text:p>
          </table:table-cell>
          <table:table-cell office:value-type="float" office:value="156553" calcext:value-type="float">
            <text:p>156553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iella</text:p>
          </table:table-cell>
          <table:table-cell office:value-type="string" calcext:value-type="string">
            <text:p>BI</text:p>
          </table:table-cell>
          <table:table-cell office:value-type="float" office:value="174295" calcext:value-type="float">
            <text:p>174295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ecco</text:p>
          </table:table-cell>
          <table:table-cell office:value-type="string" calcext:value-type="string">
            <text:p>LC</text:p>
          </table:table-cell>
          <table:table-cell office:value-type="float" office:value="337404" calcext:value-type="float">
            <text:p>337404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odi</text:p>
          </table:table-cell>
          <table:table-cell office:value-type="string" calcext:value-type="string">
            <text:p>LO</text:p>
          </table:table-cell>
          <table:table-cell office:value-type="float" office:value="230456" calcext:value-type="float">
            <text:p>23045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imini</text:p>
          </table:table-cell>
          <table:table-cell office:value-type="string" calcext:value-type="string">
            <text:p>RN</text:p>
          </table:table-cell>
          <table:table-cell office:value-type="float" office:value="340195" calcext:value-type="float">
            <text:p>34019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rato</text:p>
          </table:table-cell>
          <table:table-cell office:value-type="string" calcext:value-type="string">
            <text:p>PO</text:p>
          </table:table-cell>
          <table:table-cell office:value-type="float" office:value="259181" calcext:value-type="float">
            <text:p>25918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rotone</text:p>
          </table:table-cell>
          <table:table-cell office:value-type="string" calcext:value-type="string">
            <text:p>KR</text:p>
          </table:table-cell>
          <table:table-cell office:value-type="float" office:value="175593" calcext:value-type="float">
            <text:p>175593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Vibo Valentia</text:p>
          </table:table-cell>
          <table:table-cell office:value-type="string" calcext:value-type="string">
            <text:p>VV</text:p>
          </table:table-cell>
          <table:table-cell office:value-type="float" office:value="158382" calcext:value-type="float">
            <text:p>15838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VB</text:p>
          </table:table-cell>
          <table:table-cell office:value-type="float" office:value="157782" calcext:value-type="float">
            <text:p>157782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onza e della Brianza</text:p>
          </table:table-cell>
          <table:table-cell office:value-type="string" calcext:value-type="string">
            <text:p>MB</text:p>
          </table:table-cell>
          <table:table-cell office:value-type="float" office:value="877663" calcext:value-type="float">
            <text:p>877663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ermo</text:p>
          </table:table-cell>
          <table:table-cell office:value-type="string" calcext:value-type="string">
            <text:p>FM</text:p>
          </table:table-cell>
          <table:table-cell office:value-type="float" office:value="172770" calcext:value-type="float">
            <text:p>172770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arletta-Andria-Trani</text:p>
          </table:table-cell>
          <table:table-cell office:value-type="string" calcext:value-type="string">
            <text:p>BT</text:p>
          </table:table-cell>
          <table:table-cell office:value-type="float" office:value="388448" calcext:value-type="float">
            <text:p>388448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ud Sardegna</text:p>
          </table:table-cell>
          <table:table-cell office:value-type="string" calcext:value-type="string">
            <text:p>SU</text:p>
          </table:table-cell>
          <table:table-cell office:value-type="float" office:value="347630" calcext:value-type="float">
            <text:p>34763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Regione.E1:Regione.G1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3T12:43:41.812042777</meta:creation-date>
    <dc:date>2021-02-13T12:51:24.633664445</dc:date>
    <meta:editing-duration>PT7M43S</meta:editing-duration>
    <meta:editing-cycles>1</meta:editing-cycles>
    <meta:document-statistic meta:table-count="2" meta:cell-count="498" meta:object-count="0"/>
    <meta:generator>LibreOffice/7.0.4.2$Linux_X86_64 LibreOffice_project/00$Build-2</meta:generator>
  </office:meta>
</office:document-meta>
</file>